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mport java.awt.*;</text:p>
      <text:p text:style-name="Preformatted_20_Text"/>
      <text:p text:style-name="Preformatted_20_Text">public class MaFrame extends Frame {</text:p>
      <text:p text:style-name="Preformatted_20_Text"/>
      <text:p text:style-name="Preformatted_20_Text"><text:s text:c="3"/>public MaFrame() {</text:p>
      <text:p text:style-name="Preformatted_20_Text"/>
      <text:p text:style-name="Preformatted_20_Text"><text:s text:c="6"/>super();</text:p>
      <text:p text:style-name="Preformatted_20_Text"><text:s text:c="6"/>setTitle("Titre de la Fenetre ");</text:p>
      <text:p text:style-name="Preformatted_20_Text"><text:s text:c="6"/>setSize(300,150);</text:p>
      <text:p text:style-name="Preformatted_20_Text"><text:s text:c="6"/>CardLayout cl = new CardLayout();</text:p>
      <text:p text:style-name="Preformatted_20_Text"><text:s text:c="6"/>setLayout(cl);</text:p>
      <text:p text:style-name="Preformatted_20_Text"/>
      <text:p text:style-name="Preformatted_20_Text"><text:s text:c="6"/>//création d'un panneau contenant les contrôles d'un onglet</text:p>
      <text:p text:style-name="Preformatted_20_Text"/>
      <text:p text:style-name="Preformatted_20_Text"><text:s text:c="6"/>Panel p = new Panel();</text:p>
      <text:p text:style-name="Preformatted_20_Text"><text:s text:c="6"/></text:p>
      <text:p text:style-name="Preformatted_20_Text"><text:s text:c="6"/>//ajouter les composants au panel</text:p>
      <text:p text:style-name="Preformatted_20_Text"/>
      <text:p text:style-name="Preformatted_20_Text"><text:s text:c="6"/>p.add(new Button("Bouton 1 panneau 1"));</text:p>
      <text:p text:style-name="Preformatted_20_Text"><text:s text:c="6"/>p.add(new Button("Bouton 2 panneau 1"));</text:p>
      <text:p text:style-name="Preformatted_20_Text"/>
      <text:p text:style-name="Preformatted_20_Text"><text:s text:c="6"/>//inclure le panneau dans la fenetre sous le nom "Page1"</text:p>
      <text:p text:style-name="Preformatted_20_Text"/>
      <text:p text:style-name="Preformatted_20_Text"><text:s text:c="6"/>// ce nom est utilisé par show()</text:p>
      <text:p text:style-name="Preformatted_20_Text"/>
      <text:p text:style-name="Preformatted_20_Text"/>
      <text:p text:style-name="Preformatted_20_Text"><text:s text:c="6"/>add("Page1",p);</text:p>
      <text:p text:style-name="Preformatted_20_Text"/>
      <text:p text:style-name="Preformatted_20_Text"><text:s text:c="6"/>//déclaration et insertion de l'onglet suivant</text:p>
      <text:p text:style-name="Preformatted_20_Text"/>
      <text:p text:style-name="Preformatted_20_Text"><text:s text:c="6"/>p = new Panel();</text:p>
      <text:p text:style-name="Preformatted_20_Text"><text:s text:c="6"/>p.add(new Button("Bouton 1 panneau 2"));</text:p>
      <text:p text:style-name="Preformatted_20_Text"><text:s text:c="6"/>add("Page2", p);</text:p>
      <text:p text:style-name="Preformatted_20_Text"><text:s text:c="6"/></text:p>
      <text:p text:style-name="Preformatted_20_Text"><text:s text:c="6"/>// affiche la fenetre <text:s text:c="5"/></text:p>
      <text:p text:style-name="Preformatted_20_Text"/>
      <text:p text:style-name="Preformatted_20_Text"><text:s text:c="6"/>pack();</text:p>
      <text:p text:style-name="Preformatted_20_Text"><text:s text:c="6"/>show(); <text:s/></text:p>
      <text:p text:style-name="Preformatted_20_Text"><text:s text:c="3"/>}</text:p>
      <text:p text:style-name="Preformatted_20_Text"/>
      <text:p text:style-name="Preformatted_20_Text"><text:s text:c="3"/>public static void main(String[] args) {</text:p>
      <text:p text:style-name="Preformatted_20_Text"><text:s text:c="6"/>new MaFrame();</text:p>
      <text:p text:style-name="Preformatted_20_Text"><text:s text:c="3"/>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deye MBODJ</meta:initial-creator>
    <meta:creation-date>2013-06-05T14:31:26</meta:creation-date>
    <dc:date>2013-06-05T14:32:04</dc:date>
    <dc:creator>Ndeye MBODJ</dc:creator>
    <meta:editing-duration>P0D</meta:editing-duration>
    <meta:editing-cycles>1</meta:editing-cycles>
    <meta:document-statistic meta:table-count="0" meta:image-count="0" meta:object-count="0" meta:page-count="1" meta:paragraph-count="30" meta:word-count="104" meta:character-count="842" meta:non-whitespace-character-count="608"/>
    <meta:generator>LibreOffice/3.6$Linux_X86_64 LibreOffice_project/360m1$Build-2</meta:generator>
  </office:meta>
</office:document-meta>
</file>